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" manifest:media-type="application/x-openoffice-gdimetafile;windows_formatname=&quot;GDIMetaFile&quot;"/>
  <manifest:file-entry manifest:full-path="ObjectReplacements/Object 1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marker-end="Arrow" draw:fill="none" draw:fill-color="#ffffff" fo:min-height="0.813cm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end="Arrow" draw:fill="none" draw:fill-color="#ffffff" fo:min-height="0cm"/>
    </style:style>
    <style:style style:name="gr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1.65cm" fo:min-width="2.3cm"/>
    </style:style>
    <style:style style:name="gr8" style:family="graphic" style:parent-style-name="objectwithoutfill">
      <style:graphic-properties svg:stroke-color="#ff0000" draw:marker-start="" draw:marker-end="Arrowheads_20_1" draw:fill="none" draw:textarea-vertical-align="middle"/>
    </style:style>
    <style:style style:name="gr9" style:family="graphic" style:parent-style-name="objectwithoutfill">
      <style:graphic-properties svg:stroke-color="#ff0000" draw:marker-end="Arrowheads_20_1" draw:fill="none" draw:textarea-vertical-align="middle"/>
    </style:style>
    <style:style style:name="gr10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marker-end="Arrow" draw:fill="none" draw:fill-color="#ffffff" fo:min-height="0.1cm"/>
    </style:style>
    <style:style style:name="gr12" style:family="graphic" style:parent-style-name="objectwithoutfill">
      <style:graphic-properties svg:stroke-color="#008000" draw:marker-end="Arrow" draw:fill="none" draw:textarea-vertical-align="middle"/>
    </style:style>
    <style:style style:name="gr13" style:family="graphic" style:parent-style-name="Object_20_with_20_no_20_fill_20_and_20_no_20_line">
      <style:graphic-properties draw:fill="solid" draw:fill-color="#99ffff" draw:textarea-vertical-align="middle" draw:ole-draw-aspect="1" style:protect="size"/>
    </style:style>
    <style:style style:name="gr14" style:family="graphic" style:parent-style-name="Object_20_with_20_no_20_fill_20_and_20_no_20_line">
      <style:graphic-properties draw:fill="solid" draw:fill-color="#99ffff" draw:textarea-vertical-align="middle" draw:shadow="hidden" draw:ole-draw-aspect="1" style:protect="size"/>
    </style:style>
    <style:style style:name="gr15" style:family="graphic" style:parent-style-name="Object_20_with_20_no_20_fill_20_and_20_no_20_line">
      <style:graphic-properties draw:textarea-vertical-align="middle" draw:ole-draw-aspect="1" style:protect="size"/>
    </style:style>
    <style:style style:name="gr1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7" style:family="graphic" style:parent-style-name="Object_20_with_20_no_20_fill_20_and_20_no_20_line">
      <style:graphic-properties draw:fill="solid" draw:fill-color="#eeeeee" draw:textarea-vertical-align="middle" draw:ole-draw-aspect="1" style:protect="size"/>
    </style:style>
    <style:style style:name="gr18" style:family="graphic" style:parent-style-name="Object_20_with_20_no_20_fill_20_and_20_no_20_line">
      <style:graphic-properties svg:stroke-color="#808080" draw:fill="solid" draw:fill-color="#eeeeee" draw:textarea-vertical-align="middle" draw:ole-draw-aspect="1" style:protect="size"/>
    </style:style>
    <style:style style:name="gr19" style:family="graphic" style:parent-style-name="objectwithoutfill">
      <style:graphic-properties draw:marker-end="" draw:fill="none" draw:textarea-vertical-align="middle"/>
    </style:style>
    <style:style style:name="gr20" style:family="graphic" style:parent-style-name="standard">
      <style:graphic-properties draw:marker-end="Arrowheads_20_6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ffcc" draw:textarea-vertical-align="middle"/>
    </style:style>
    <style:style style:name="gr22" style:family="graphic" style:parent-style-name="objectwithoutfill">
      <style:graphic-properties draw:marker-start="Arrowheads_20_2" draw:marker-end="Arrow" draw:marker-end-width="0.3cm" draw:fill="none" draw:textarea-horizontal-align="justify" draw:textarea-vertical-align="middle" draw:fit-to-contour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3cm" fo:min-width="0cm"/>
    </style:style>
    <style:style style:name="gr24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objectwithoutfill">
      <style:graphic-properties draw:marker-end="Arrow" draw:fill="none" draw:textarea-vertical-align="middle"/>
    </style:style>
    <style:style style:name="gr27" style:family="graphic" style:parent-style-name="objectwithoutfill">
      <style:graphic-properties draw:stroke="dash" draw:stroke-dash="Ultrafine_20_Dashed" draw:marker-end="Arrowheads_20_3" draw:fill="none" draw:textarea-vertical-align="middle"/>
    </style:style>
    <style:style style:name="gr28" style:family="graphic" style:parent-style-name="standard">
      <style:graphic-properties draw:stroke="dash" draw:stroke-dash="Fine_20_Dotted" draw:marker-end="Arrowheads_20_3" draw:fill="solid" draw:fill-color="#004a4a" draw:textarea-vertical-align="middle"/>
    </style:style>
    <style:style style:name="gr29" style:family="graphic" style:parent-style-name="standard">
      <style:graphic-properties draw:stroke="none" draw:stroke-dash="Fine_20_Dotted" svg:stroke-color="#000000" draw:marker-end="Arrowheads_20_3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dash" draw:stroke-dash="Fine_20_Dotted" svg:stroke-width="0cm" draw:marker-start-width="0.2cm" draw:marker-end="Arrowheads_20_3" draw:marker-end-width="0.2cm" draw:fill="solid" draw:fill-color="#579d1c" draw:textarea-vertical-align="middle" fo:padding-top="0.125cm" fo:padding-bottom="0.125cm" fo:padding-left="0.25cm" fo:padding-right="0.25cm"/>
    </style:style>
    <style:style style:name="gr31" style:family="graphic" style:parent-style-name="objectwithoutfill">
      <style:graphic-properties draw:stroke="solid" draw:stroke-dash="Fine_20_Dotted" draw:marker-end="" draw:fill="none" draw:textarea-vertical-align="middle"/>
    </style:style>
    <style:style style:name="gr32" style:family="graphic" style:parent-style-name="standard">
      <style:graphic-properties draw:stroke="none" draw:stroke-dash="Fine_20_Dotted" svg:stroke-color="#000000" draw:marker-end="" draw:fill="none" draw:fill-color="#ffffff" fo:min-height="0.021cm"/>
    </style:style>
    <style:style style:name="gr33" style:family="graphic" style:parent-style-name="objectwithoutfill">
      <style:graphic-properties draw:stroke="dash" draw:stroke-dash="Ultrafine_20_Dashed" svg:stroke-width="0cm" draw:marker-start-width="0.2cm" draw:marker-end="Arrowheads_20_3" draw:marker-end-width="0.3cm" draw:fill="none" draw:textarea-vertical-align="middle" fo:padding-top="0.125cm" fo:padding-bottom="0.125cm" fo:padding-left="0.25cm" fo:padding-right="0.25cm"/>
    </style:style>
    <style:style style:name="gr34" style:family="graphic" style:parent-style-name="objectwithoutfill">
      <style:graphic-properties draw:stroke="dash" draw:stroke-dash="Ultrafine_20_Dashed" draw:marker-start="" draw:marker-end="Arrowheads_20_3" draw:marker-end-width="0.3cm" draw:fill="none" draw:textarea-vertical-align="middle"/>
    </style:style>
    <style:style style:name="gr35" style:family="graphic" style:parent-style-name="standard">
      <style:graphic-properties draw:stroke="none" draw:stroke-dash="Ultrafine_20_Dashed" svg:stroke-color="#000000" draw:marker-end="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dash" draw:stroke-dash="Ultrafine_20_Dashed" draw:marker-end="" draw:fill="solid" draw:fill-color="#579d1c" draw:textarea-vertical-align="middle"/>
    </style:style>
    <style:style style:name="gr37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407cm" fo:min-width="0cm"/>
    </style:style>
    <style:style style:name="gr39" style:family="graphic" style:parent-style-name="objectwithoutfill">
      <style:graphic-properties draw:stroke="solid" draw:marker-end="Arrowheads_20_6" draw:fill="none" draw:textarea-vertical-align="middle"/>
    </style:style>
    <style:style style:name="gr40" style:family="graphic" style:parent-style-name="standard">
      <style:graphic-properties draw:stroke="solid" draw:marker-end="Arrow" draw:fill="solid" draw:fill-color="#4b1f6f" draw:textarea-vertical-align="middle"/>
    </style:style>
    <style:style style:name="gr41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1.059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color="#ff0000"/>
    </style:style>
    <style:style style:name="P4" style:family="paragraph">
      <style:text-properties fo:color="#ff0000" fo:font-size="12pt" style:font-size-asian="12pt" style:font-size-complex="12pt"/>
    </style:style>
    <style:style style:name="P5" style:family="paragraph">
      <style:text-properties fo:color="#008000"/>
    </style:style>
    <style:style style:name="P6" style:family="paragraph">
      <style:paragraph-properties fo:text-align="center"/>
      <style:text-properties fo:color="#008000"/>
    </style:style>
    <style:style style:name="P7" style:family="paragraph">
      <style:text-properties fo:color="#008000" fo:font-size="12pt" style:font-size-asian="12pt" style:font-size-complex="12pt"/>
    </style:style>
    <style:style style:name="P8" style:family="paragraph">
      <style:text-properties fo:color="#000000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style:font-name="Century"/>
    </style:style>
    <style:style style:name="P14" style:family="paragraph">
      <style:paragraph-properties fo:text-align="center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color="#008000"/>
    </style:style>
    <style:style style:name="T5" style:family="text">
      <style:text-properties fo:color="#008000" fo:font-size="12pt" style:font-size-asian="12pt" style:font-size-complex="12pt"/>
    </style:style>
    <style:style style:name="T6" style:family="text">
      <style:text-properties fo:color="#000000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style:font-name="Century"/>
    </style:style>
    <style:style style:name="T11" style:family="text">
      <style:text-properties style:font-name="Century" fo:font-size="12pt" style:font-size-asian="12pt" style:font-size-complex="12pt"/>
    </style:style>
    <style:style style:name="T12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1cm" svg:y1="15.3cm" svg:x2="18.6cm" svg:y2="15.3cm">
          <text:p/>
        </draw:line>
        <draw:line draw:style-name="gr1" draw:text-style-name="P1" draw:layer="layout" svg:x1="9.1cm" svg:y1="15.3cm" svg:x2="4cm" svg:y2="8.2cm">
          <text:p/>
        </draw:line>
        <draw:line draw:style-name="gr1" draw:text-style-name="P1" draw:layer="layout" svg:x1="9.1cm" svg:y1="15.3cm" svg:x2="9.2cm" svg:y2="4.9cm">
          <text:p/>
        </draw:line>
        <draw:line draw:style-name="gr2" draw:text-style-name="P1" draw:layer="layout" svg:x1="9.1cm" svg:y1="15.3cm" svg:x2="16.8cm" svg:y2="10.6cm">
          <text:p/>
        </draw:line>
        <draw:line draw:style-name="gr2" draw:text-style-name="P1" draw:layer="layout" svg:x1="9.1cm" svg:y1="15.3cm" svg:x2="12.2cm" svg:y2="16.3cm">
          <text:p/>
        </draw:line>
        <draw:line draw:style-name="gr2" draw:text-style-name="P1" draw:layer="layout" svg:x1="9.1cm" svg:y1="15.3cm" svg:x2="9.5cm" svg:y2="17.5cm">
          <text:p/>
        </draw:line>
        <draw:frame draw:style-name="gr3" draw:text-style-name="P2" draw:layer="layout" svg:width="1.81cm" svg:height="0.963cm" svg:x="15.99cm" svg:y="9.6cm">
          <draw:text-box>
            <text:p><text:span text:style-name="T1">X^W</text:span></text:p>
          </draw:text-box>
        </draw:frame>
        <draw:frame draw:style-name="gr4" draw:text-style-name="P2" draw:layer="layout" svg:width="2.5cm" svg:height="1.063cm" svg:x="12.3cm" svg:y="15.8cm">
          <draw:text-box>
            <text:p><text:span text:style-name="T1">Y^W</text:span></text:p>
          </draw:text-box>
        </draw:frame>
        <draw:frame draw:style-name="gr3" draw:text-style-name="P2" draw:layer="layout" svg:width="1.78cm" svg:height="0.963cm" svg:x="9.4cm" svg:y="17.5cm">
          <draw:text-box>
            <text:p><text:span text:style-name="T1">Z^W</text:span></text:p>
          </draw:text-box>
        </draw:frame>
        <draw:line draw:style-name="gr5" draw:text-style-name="P1" draw:layer="layout" svg:x1="9.1cm" svg:y1="15.3cm" svg:x2="12cm" svg:y2="16.9cm">
          <text:p/>
        </draw:line>
        <draw:line draw:style-name="gr5" draw:text-style-name="P1" draw:layer="layout" svg:x1="9.1cm" svg:y1="15.3cm" svg:x2="17.3cm" svg:y2="11.1cm">
          <text:p/>
        </draw:line>
        <draw:line draw:style-name="gr5" draw:text-style-name="P1" draw:layer="layout" svg:x1="9.1cm" svg:y1="15.3cm" svg:x2="9.1cm" svg:y2="17.8cm">
          <text:p/>
        </draw:line>
        <draw:frame draw:style-name="gr6" draw:text-style-name="P3" draw:layer="layout" svg:width="7.8cm" svg:height="0.963cm" svg:x="11.9cm" svg:y="17.037cm">
          <draw:text-box>
            <text:p><text:span text:style-name="T2">Y^W '</text:span></text:p>
          </draw:text-box>
        </draw:frame>
        <draw:frame draw:style-name="gr6" draw:text-style-name="P3" draw:layer="layout" svg:width="2.9cm" svg:height="0.963cm" svg:x="16.8cm" svg:y="11.425cm">
          <draw:text-box>
            <text:p><text:span text:style-name="T2">X^W '</text:span></text:p>
          </draw:text-box>
        </draw:frame>
        <draw:frame draw:style-name="gr7" draw:text-style-name="P3" draw:layer="layout" svg:width="4.2cm" svg:height="1.9cm" svg:x="5.3cm" svg:y="17.9cm">
          <draw:text-box>
            <text:p><text:span text:style-name="T2">Z^W '</text:span></text:p>
          </draw:text-box>
        </draw:frame>
        <draw:polyline draw:style-name="gr8" draw:text-style-name="P1" draw:layer="layout" svg:width="0.185cm" svg:height="0.224cm" svg:x="12.078cm" svg:y="13.481cm" svg:viewBox="0 0 186 225" draw:points="0,0 133,80 186,212 186,225">
          <text:p/>
        </draw:polyline>
        <draw:frame draw:style-name="gr3" draw:text-style-name="P4" draw:layer="layout" svg:width="1.958cm" svg:height="0.725cm" svg:x="11.942cm" svg:y="13.5cm">
          <draw:text-box>
            <text:p><text:span text:style-name="T3">-Init_Ry</text:span></text:p>
          </draw:text-box>
        </draw:frame>
        <draw:polyline draw:style-name="gr9" draw:text-style-name="P1" draw:layer="layout" svg:width="0.133cm" svg:height="0.211cm" svg:x="10.119cm" svg:y="15.677cm" svg:viewBox="0 0 134 212" draw:points="134,0 81,132 0,212">
          <text:p/>
        </draw:polyline>
        <draw:frame draw:style-name="gr3" draw:text-style-name="P4" draw:layer="layout" svg:width="1.958cm" svg:height="0.725cm" svg:x="9.142cm" svg:y="15.775cm">
          <draw:text-box>
            <text:p><text:span text:style-name="T3">-Init_Rx</text:span></text:p>
          </draw:text-box>
        </draw:frame>
        <draw:line draw:style-name="gr10" draw:text-style-name="P1" draw:layer="layout" svg:x1="9.1cm" svg:y1="15.3cm" svg:x2="5cm" svg:y2="9.6cm">
          <text:p/>
        </draw:line>
        <draw:line draw:style-name="gr10" draw:text-style-name="P1" draw:layer="layout" svg:x1="9.1cm" svg:y1="15.3cm" svg:x2="16cm" svg:y2="15.3cm">
          <text:p/>
        </draw:line>
        <draw:line draw:style-name="gr10" draw:text-style-name="P1" draw:layer="layout" svg:x1="9.1cm" svg:y1="15.3cm" svg:x2="9.1cm" svg:y2="20.4cm">
          <text:p/>
        </draw:line>
        <draw:frame draw:style-name="gr3" draw:text-style-name="P5" draw:layer="layout" svg:width="2.233cm" svg:height="0.963cm" svg:x="5.3cm" svg:y="9.2cm">
          <draw:text-box>
            <text:p><text:span text:style-name="T4">X^W ''</text:span></text:p>
          </draw:text-box>
        </draw:frame>
        <draw:frame draw:style-name="gr3" draw:text-style-name="P5" draw:layer="layout" svg:width="2.238cm" svg:height="0.963cm" svg:x="16cm" svg:y="15.5cm">
          <draw:text-box>
            <text:p><text:span text:style-name="T4">Y^W ''</text:span></text:p>
          </draw:text-box>
        </draw:frame>
        <draw:frame draw:style-name="gr11" draw:text-style-name="P5" draw:layer="layout" svg:width="2.6cm" svg:height="0.963cm" svg:x="9.1cm" svg:y="20.6cm">
          <draw:text-box>
            <text:p><text:span text:style-name="T4">Z^W ''</text:span></text:p>
          </draw:text-box>
        </draw:frame>
        <draw:path draw:style-name="gr12" draw:text-style-name="P6" draw:layer="layout" svg:width="2.381cm" svg:height="0.859cm" svg:x="8.06cm" svg:y="13.753cm" svg:viewBox="0 0 2382 860" svg:d="m2382 860c-84-310-409-372-652-488-231-109-455-261-713-285-230-22-468-171-692-21l-222 41h-103">
          <text:p/>
        </draw:path>
        <draw:frame draw:style-name="gr3" draw:text-style-name="P7" draw:layer="layout" svg:width="1.958cm" svg:height="0.725cm" svg:x="9.2cm" svg:y="13.175cm">
          <draw:text-box>
            <text:p><text:span text:style-name="T5">-Init_Rz</text:span></text:p>
          </draw:text-box>
        </draw:frame>
        <draw:frame draw:style-name="gr3" draw:text-style-name="P8" draw:layer="layout" svg:width="2.589cm" svg:height="0.963cm" svg:x="19.1cm" svg:y="15.3cm">
          <draw:text-box>
            <text:p><text:span text:style-name="T6">X^UTM</text:span></text:p>
          </draw:text-box>
        </draw:frame>
        <draw:frame draw:style-name="gr3" draw:text-style-name="P8" draw:layer="layout" svg:width="2.593cm" svg:height="0.963cm" svg:x="4.2cm" svg:y="7.6cm">
          <draw:text-box>
            <text:p><text:span text:style-name="T6">Y^UTM</text:span></text:p>
          </draw:text-box>
        </draw:frame>
        <draw:frame draw:style-name="gr3" draw:text-style-name="P8" draw:layer="layout" svg:width="2.559cm" svg:height="0.963cm" svg:x="9.3cm" svg:y="4.4cm">
          <draw:text-box>
            <text:p><text:span text:style-name="T6">Z^UTM</text:span></text:p>
          </draw:text-box>
        </draw:frame>
        <draw:frame draw:style-name="gr3" draw:text-style-name="P8" draw:layer="layout" svg:width="15.06cm" svg:height="0.963cm" svg:x="2.5cm" svg:y="23.5cm">
          <draw:text-box>
            <text:p><text:span text:style-name="T6">XYZ^W '' -&gt; XYZ^UTM: X-&gt;180deg, then Z-&gt;-90deg</text:span></text:p>
          </draw:text-box>
        </draw:frame>
        <draw:frame draw:style-name="gr3" draw:text-style-name="P8" draw:layer="layout" svg:width="10.099cm" svg:height="0.963cm" svg:x="2.5cm" svg:y="22.569cm">
          <draw:text-box>
            <text:p><text:span text:style-name="T6">XYZ^W ' -&gt; XYZ^W '': Z-&gt; -Init_Rz</text:span></text:p>
          </draw:text-box>
        </draw:frame>
        <draw:frame draw:style-name="gr3" draw:text-style-name="P8" draw:layer="layout" svg:width="13.346cm" svg:height="0.963cm" svg:x="2.5cm" svg:y="21.637cm">
          <draw:text-box>
            <text:p><text:span text:style-name="T6">XYZ^W -&gt; XYZ^W ': X-&gt; -Init_Rx, Y-&gt; -Init_Ry</text:span></text:p>
          </draw:text-box>
        </draw:frame>
        <draw:frame draw:style-name="gr3" draw:text-style-name="P8" draw:layer="layout" svg:width="10.823cm" svg:height="0.963cm" svg:x="2.7cm" svg:y="24.537cm">
          <draw:text-box>
            <text:p><text:span text:style-name="T6">(x,y,z)^UTM = R(UTM-&gt;W)*(x,y,z)^W</text:span></text:p>
          </draw:text-box>
        </draw:frame>
      </draw:page>
      <draw:page draw:name="page2" draw:style-name="dp1" draw:master-page-name="Default">
        <draw:frame draw:style-name="gr13" draw:text-style-name="P1" draw:layer="layout" svg:width="0.644cm" svg:height="0.543cm" svg:x="17.156cm" svg:y="13.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4" draw:text-style-name="P1" draw:layer="layout" svg:width="0.652cm" svg:height="0.543cm" svg:x="16.4cm" svg:y="13.95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" draw:text-style-name="P1" draw:layer="layout" svg:x1="5.7cm" svg:y1="14.8cm" svg:x2="7.8cm" svg:y2="14.8cm">
          <text:p/>
        </draw:line>
        <draw:line draw:style-name="gr1" draw:text-style-name="P1" draw:layer="layout" svg:x1="5.7cm" svg:y1="14.8cm" svg:x2="4.5cm" svg:y2="13.6cm">
          <text:p/>
        </draw:line>
        <draw:line draw:style-name="gr1" draw:text-style-name="P1" draw:layer="layout" svg:x1="5.7cm" svg:y1="14.8cm" svg:x2="5.7cm" svg:y2="12.5cm">
          <text:p/>
        </draw:line>
        <draw:frame draw:style-name="gr15" draw:text-style-name="P1" draw:layer="layout" svg:width="2.618cm" svg:height="0.543cm" svg:x="6.2cm" svg:y="15.05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5" draw:text-style-name="P1" draw:layer="layout" svg:width="2.877cm" svg:height="0.543cm" svg:x="2.5cm" svg:y="12.95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text-style-name="P1" draw:layer="layout" svg:width="2.437cm" svg:height="0.543cm" svg:x="5.063cm" svg:y="11.85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" draw:text-style-name="P1" draw:layer="layout" svg:x1="10.952cm" svg:y1="13.257cm" svg:x2="12.952cm" svg:y2="13.257cm">
          <text:p/>
        </draw:line>
        <draw:line draw:style-name="gr1" draw:text-style-name="P1" draw:layer="layout" svg:x1="10.952cm" svg:y1="13.257cm" svg:x2="9.752cm" svg:y2="12.057cm">
          <text:p/>
        </draw:line>
        <draw:line draw:style-name="gr1" draw:text-style-name="P1" draw:layer="layout" svg:x1="10.952cm" svg:y1="13.257cm" svg:x2="10.952cm" svg:y2="14.857cm">
          <text:p/>
        </draw:line>
        <draw:frame draw:style-name="gr15" draw:text-style-name="P1" draw:layer="layout" svg:width="0.631cm" svg:height="0.543cm" svg:x="9.621cm" svg:y="11.55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5" draw:text-style-name="P1" draw:layer="layout" svg:width="0.648cm" svg:height="0.543cm" svg:x="13.152cm" svg:y="13.01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5" draw:text-style-name="P1" draw:layer="layout" svg:width="0.61cm" svg:height="0.543cm" svg:x="10.652cm" svg:y="14.95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" draw:text-style-name="P1" draw:layer="layout" svg:x1="16.5cm" svg:y1="13.143cm" svg:x2="18.9cm" svg:y2="11.643cm">
          <text:p/>
        </draw:line>
        <draw:line draw:style-name="gr1" draw:text-style-name="P1" draw:layer="layout" svg:x1="16.5cm" svg:y1="13.143cm" svg:x2="18.7cm" svg:y2="14.1cm">
          <text:p/>
        </draw:line>
        <draw:line draw:style-name="gr1" draw:text-style-name="P1" draw:layer="layout" svg:x1="16.5cm" svg:y1="13.143cm" svg:x2="17.3cm" svg:y2="15.2cm">
          <text:p/>
        </draw:line>
        <draw:frame draw:style-name="gr15" draw:text-style-name="P1" draw:layer="layout" svg:width="0.687cm" svg:height="0.543cm" svg:x="19cm" svg:y="11.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5" draw:text-style-name="P1" draw:layer="layout" svg:width="0.704cm" svg:height="0.543cm" svg:x="18.6cm" svg:y="13.85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5" draw:text-style-name="P1" draw:layer="layout" svg:width="0.666cm" svg:height="0.543cm" svg:x="17.1cm" svg:y="15.15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6" draw:text-style-name="P1" draw:layer="layout" svg:x1="16.5cm" svg:y1="13.143cm" svg:x2="18.9cm" svg:y2="13.1cm">
          <text:p/>
        </draw:line>
        <draw:line draw:style-name="gr16" draw:text-style-name="P1" draw:layer="layout" svg:x1="16.5cm" svg:y1="13.143cm" svg:x2="15cm" svg:y2="11.6cm">
          <text:p/>
        </draw:line>
        <draw:line draw:style-name="gr16" draw:text-style-name="P1" draw:layer="layout" svg:x1="16.5cm" svg:y1="13.143cm" svg:x2="16.5cm" svg:y2="15.4cm">
          <text:p/>
        </draw:line>
        <draw:frame draw:style-name="gr17" draw:text-style-name="P1" draw:layer="layout" svg:width="0.631cm" svg:height="0.543cm" svg:x="15.5cm" svg:y="11.357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7" draw:text-style-name="P1" draw:layer="layout" svg:width="0.648cm" svg:height="0.543cm" svg:x="18.952cm" svg:y="12.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8" draw:text-style-name="P1" draw:layer="layout" svg:width="0.61cm" svg:height="0.543cm" svg:x="16.29cm" svg:y="15.35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path draw:style-name="gr19" draw:text-style-name="P1" draw:layer="layout" svg:width="0.199cm" svg:height="0.043cm" svg:x="16.5cm" svg:y="13.643cm" svg:viewBox="0 0 200 44" svg:d="m0 0c100 100 200 0 200 0">
          <text:p/>
        </draw:path>
        <draw:path draw:style-name="gr19" draw:text-style-name="P1" draw:layer="layout" svg:width="0.043cm" svg:height="0.199cm" svg:x="16.956cm" svg:y="13.143cm" svg:viewBox="0 0 44 200" svg:d="m0 200c100-100 0-200 0-200">
          <text:p/>
        </draw:path>
        <draw:path draw:style-name="gr19" draw:text-style-name="P1" draw:layer="layout" svg:width="0.799cm" svg:height="0.088cm" svg:x="16.2cm" svg:y="12.754cm" svg:viewBox="0 0 800 89" svg:d="m800 89c-229-200-800 0-800 0">
          <text:p/>
        </draw:path>
        <draw:frame draw:style-name="gr13" draw:text-style-name="P1" draw:layer="layout" svg:width="0.626cm" svg:height="0.543cm" svg:x="16.374cm" svg:y="12.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20" draw:text-style-name="P9" draw:layer="layout" svg:width="1.6cm" svg:height="1.2cm" svg:x="8.2cm" svg:y="12.7cm">
          <text:p text:style-name="P9"><text:span text:style-name="T7">step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1.6cm" svg:height="1.2cm" svg:x="14cm" svg:y="12.7cm">
          <text:p text:style-name="P9"><text:span text:style-name="T7">step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ellipse draw:style-name="gr21" draw:text-style-name="P1" draw:layer="layout" svg:width="3.9cm" svg:height="1.9cm" svg:x="8.008cm" svg:y="8.7cm">
          <text:p text:style-name="P1">Prediction</text:p>
        </draw:ellipse>
        <draw:ellipse draw:style-name="gr21" draw:text-style-name="P1" draw:layer="layout" svg:width="3.9cm" svg:height="1.9cm" svg:x="13.108cm" svg:y="8.7cm">
          <text:p text:style-name="P1">Correction</text:p>
        </draw:ellipse>
        <draw:line draw:style-name="gr22" draw:text-style-name="P1" draw:layer="layout" svg:x1="5.808cm" svg:y1="9.7cm" svg:x2="8.008cm" svg:y2="9.7cm">
          <text:p/>
        </draw:line>
        <draw:frame draw:style-name="gr23" draw:text-style-name="P10" draw:layer="layout" svg:width="3.097cm" svg:height="0.806cm" svg:x="2.7cm" svg:y="9.3cm">
          <draw:text-box>
            <text:p><text:span text:style-name="T8">Initialization</text:span></text:p>
          </draw:text-box>
        </draw:frame>
        <draw:line draw:style-name="gr24" draw:text-style-name="P1" draw:layer="layout" svg:x1="10.1cm" svg:y1="12.3cm" svg:x2="10.1cm" svg:y2="10.6cm">
          <text:p/>
        </draw:line>
        <draw:rect draw:style-name="gr25" draw:text-style-name="P11" draw:layer="layout" svg:width="2.6cm" svg:height="1.1cm" svg:x="8.867cm" svg:y="12.317cm">
          <text:p text:style-name="P1"><text:span text:style-name="T8">System </text:span></text:p>
          <text:p text:style-name="P1"><text:span text:style-name="T8">Control</text:span></text:p>
        </draw:rect>
        <draw:line draw:style-name="gr24" draw:text-style-name="P1" draw:layer="layout" svg:x1="15.2cm" svg:y1="12.3cm" svg:x2="15.2cm" svg:y2="10.6cm">
          <text:p/>
        </draw:line>
        <draw:rect draw:style-name="gr25" draw:text-style-name="P11" draw:layer="layout" svg:width="3.7cm" svg:height="1.1cm" svg:x="13.4cm" svg:y="12.3cm">
          <text:p text:style-name="P1"><text:span text:style-name="T8">New</text:span></text:p>
          <text:p text:style-name="P1"><text:span text:style-name="T8">Measurement</text:span></text:p>
        </draw:rect>
        <draw:path draw:style-name="gr26" draw:text-style-name="P1" draw:layer="layout" svg:width="2.899cm" svg:height="0.399cm" svg:x="11cm" svg:y="10.5cm" svg:viewBox="0 0 2900 400" svg:d="m0 0c1400 900 2900 0 2900 0">
          <text:p/>
        </draw:path>
        <draw:path draw:style-name="gr26" draw:text-style-name="P1" draw:layer="layout" svg:width="2.899cm" svg:height="0.399cm" svg:x="11.116cm" svg:y="8.401cm" svg:viewBox="0 0 2900 400" svg:d="m2900 400c-1400-900-2900 0-2900 0">
          <text:p/>
        </draw:path>
      </draw:page>
      <draw:page draw:name="page4" draw:style-name="dp1" draw:master-page-name="Default">
        <draw:line draw:style-name="gr1" draw:text-style-name="P1" draw:layer="layout" svg:x1="6.6cm" svg:y1="9.3cm" svg:x2="17.6cm" svg:y2="9.3cm">
          <text:p/>
        </draw:line>
        <draw:line draw:style-name="gr1" draw:text-style-name="P1" draw:layer="layout" svg:x1="6.604cm" svg:y1="9.739cm" svg:x2="10.277cm" svg:y2="7.375cm">
          <text:p/>
        </draw:line>
        <draw:line draw:style-name="gr1" draw:text-style-name="P1" draw:layer="layout" svg:x1="7.3cm" svg:y1="9.8cm" svg:x2="7.3cm" svg:y2="5.5cm">
          <text:p/>
        </draw:line>
        <draw:line draw:style-name="gr19" draw:text-style-name="P1" draw:layer="layout" svg:x1="7.917cm" svg:y1="9.156cm" svg:x2="12.433cm" svg:y2="6.272cm">
          <text:p/>
        </draw:line>
        <draw:line draw:style-name="gr19" draw:text-style-name="P1" draw:layer="layout" svg:x1="7.901cm" svg:y1="12.587cm" svg:x2="12.445cm" svg:y2="9.297cm">
          <text:p/>
        </draw:line>
        <draw:line draw:style-name="gr19" draw:text-style-name="P1" draw:layer="layout" svg:x1="12.445cm" svg:y1="6.247cm" svg:x2="12.449cm" svg:y2="9.3cm">
          <text:p/>
        </draw:line>
        <draw:line draw:style-name="gr27" draw:text-style-name="P1" draw:layer="layout" svg:x1="7.3cm" svg:y1="9.3cm" svg:x2="14.6cm" svg:y2="6.5cm">
          <text:p/>
        </draw:line>
        <draw:circle draw:style-name="gr28" draw:text-style-name="P1" draw:layer="layout" svg:width="0.1cm" svg:height="0.1cm" svg:x="11.387cm" svg:y="7.657cm">
          <text:p/>
        </draw:circle>
        <draw:circle draw:style-name="gr28" draw:text-style-name="P1" draw:layer="layout" svg:width="0.1cm" svg:height="0.1cm" svg:x="14.6cm" svg:y="6.4cm">
          <text:p/>
        </draw:circle>
        <draw:frame draw:style-name="gr29" draw:text-style-name="P12" draw:layer="layout" svg:width="0.832cm" svg:height="0.725cm" svg:x="14.2cm" svg:y="5.7cm">
          <draw:text-box>
            <text:p><text:span text:style-name="T7">Q</text:span></text:p>
          </draw:text-box>
        </draw:frame>
        <draw:frame draw:style-name="gr29" draw:text-style-name="P12" draw:layer="layout" svg:width="0.735cm" svg:height="0.725cm" svg:x="11.157cm" svg:y="7.023cm">
          <draw:text-box>
            <text:p><text:span text:style-name="T7">q</text:span></text:p>
          </draw:text-box>
        </draw:frame>
        <draw:circle draw:style-name="gr30" draw:text-style-name="P1" draw:layer="layout" svg:width="0.1cm" svg:height="0.1cm" svg:x="10.1cm" svg:y="9.263cm">
          <text:p/>
        </draw:circle>
        <draw:frame draw:style-name="gr29" draw:text-style-name="P12" draw:layer="layout" svg:width="0.714cm" svg:height="0.725cm" svg:x="9.841cm" svg:y="8.684cm">
          <draw:text-box>
            <text:p><text:span text:style-name="T7">c</text:span></text:p>
          </draw:text-box>
        </draw:frame>
        <draw:line draw:style-name="gr31" draw:text-style-name="P1" draw:layer="layout" svg:x1="10.167cm" svg:y1="9.403cm" svg:x2="10.174cm" svg:y2="9.704cm">
          <text:p/>
        </draw:line>
        <draw:frame draw:style-name="gr32" draw:text-style-name="P12" draw:layer="layout" svg:width="0.548cm" svg:height="0.725cm" svg:x="8.278cm" svg:y="9.246cm">
          <draw:text-box>
            <text:p><text:span text:style-name="T7">f</text:span></text:p>
          </draw:text-box>
        </draw:frame>
        <draw:line draw:style-name="gr19" draw:text-style-name="P1" draw:layer="layout" svg:x1="7.929cm" svg:y1="9.167cm" svg:x2="7.913cm" svg:y2="12.566cm">
          <text:p/>
        </draw:line>
        <draw:line draw:style-name="gr33" draw:text-style-name="P1" draw:layer="layout" svg:x1="8.673cm" svg:y1="9.555cm" svg:x2="10.093cm" svg:y2="9.555cm">
          <text:p/>
        </draw:line>
        <draw:line draw:style-name="gr34" draw:text-style-name="P1" draw:layer="layout" svg:x1="8.452cm" svg:y1="9.555cm" svg:x2="7.3cm" svg:y2="9.542cm">
          <text:p/>
        </draw:line>
        <draw:frame draw:style-name="gr35" draw:text-style-name="P10" draw:layer="layout" svg:width="3.063cm" svg:height="0.806cm" svg:x="12.764cm" svg:y="8.464cm">
          <draw:text-box>
            <text:p><text:span text:style-name="T8">Optical axis</text:span></text:p>
          </draw:text-box>
        </draw:frame>
        <draw:ellipse draw:style-name="gr36" draw:text-style-name="P1" draw:layer="layout" svg:width="0.21cm" svg:height="0.241cm" svg:x="7.186cm" svg:y="9.17cm">
          <text:p/>
        </draw:ellipse>
        <draw:frame draw:style-name="gr35" draw:text-style-name="P12" draw:layer="layout" svg:width="4.215cm" svg:height="0.725cm" svg:x="3.183cm" svg:y="8.603cm">
          <draw:text-box>
            <text:p><text:span text:style-name="T7">Center of projection</text:span></text:p>
          </draw:text-box>
        </draw:frame>
        <draw:frame draw:style-name="gr35" draw:text-style-name="P12" draw:layer="layout" svg:width="2.843cm" svg:height="0.725cm" svg:x="7.867cm" svg:y="10.185cm">
          <draw:text-box>
            <text:p><text:span text:style-name="T7">Image plane</text:span></text:p>
          </draw:text-box>
        </draw:frame>
      </draw:page>
      <draw:page draw:name="page5" draw:style-name="dp1" draw:master-page-name="Default">
        <draw:line draw:style-name="gr37" draw:text-style-name="P1" draw:layer="layout" svg:x1="5.153cm" svg:y1="8.682cm" svg:x2="7.73cm" svg:y2="8.716cm">
          <text:p/>
        </draw:line>
        <draw:line draw:style-name="gr37" draw:text-style-name="P1" draw:layer="layout" svg:x1="5.17cm" svg:y1="8.682cm" svg:x2="5.17cm" svg:y2="6.451cm">
          <text:p/>
        </draw:line>
        <draw:line draw:style-name="gr37" draw:text-style-name="P1" draw:layer="layout" svg:x1="5.187cm" svg:y1="8.682cm" svg:x2="3.856cm" svg:y2="9.979cm">
          <text:p/>
        </draw:line>
        <draw:frame draw:style-name="gr3" draw:text-style-name="P12" draw:layer="layout" svg:width="1.217cm" svg:height="0.725cm" svg:x="7.85cm" svg:y="8.388cm">
          <draw:text-box>
            <text:p><text:span text:style-name="T7">x</text:span><text:span text:style-name="T9">world</text:span></text:p>
          </draw:text-box>
        </draw:frame>
        <draw:frame draw:style-name="gr3" draw:text-style-name="P12" draw:layer="layout" svg:width="1.217cm" svg:height="0.725cm" svg:x="4.634cm" svg:y="5.692cm">
          <draw:text-box>
            <text:p><text:span text:style-name="T7">y</text:span><text:span text:style-name="T9">world</text:span></text:p>
          </draw:text-box>
        </draw:frame>
        <draw:frame draw:style-name="gr38" draw:text-style-name="P12" draw:layer="layout" svg:width="1.217cm" svg:height="0.725cm" svg:x="3.285cm" svg:y="9.84cm">
          <draw:text-box>
            <text:p><text:span text:style-name="T7">z</text:span><text:span text:style-name="T9">world</text:span></text:p>
          </draw:text-box>
        </draw:frame>
        <draw:line draw:style-name="gr37" draw:text-style-name="P1" draw:layer="layout" svg:x1="13.54cm" svg:y1="5.776cm" svg:x2="15.511cm" svg:y2="3.961cm">
          <text:p/>
        </draw:line>
        <draw:line draw:style-name="gr37" draw:text-style-name="P1" draw:layer="layout" svg:x1="13.523cm" svg:y1="5.794cm" svg:x2="13.523cm" svg:y2="7.886cm">
          <text:p/>
        </draw:line>
        <draw:line draw:style-name="gr37" draw:text-style-name="P1" draw:layer="layout" svg:x1="13.523cm" svg:y1="5.811cm" svg:x2="11.499cm" svg:y2="4.462cm">
          <text:p/>
        </draw:line>
        <draw:frame draw:style-name="gr3" draw:text-style-name="P12" draw:layer="layout" svg:width="1.336cm" svg:height="0.725cm" svg:x="12.917cm" svg:y="7.905cm">
          <draw:text-box>
            <text:p><text:span text:style-name="T7">x</text:span><text:span text:style-name="T9">mobile</text:span></text:p>
          </draw:text-box>
        </draw:frame>
        <draw:frame draw:style-name="gr3" draw:text-style-name="P12" draw:layer="layout" svg:width="1.336cm" svg:height="0.725cm" svg:x="15.476cm" svg:y="3.252cm">
          <draw:text-box>
            <text:p><text:span text:style-name="T7">y</text:span><text:span text:style-name="T9">mobile</text:span></text:p>
          </draw:text-box>
        </draw:frame>
        <draw:frame draw:style-name="gr3" draw:text-style-name="P12" draw:layer="layout" svg:width="1.336cm" svg:height="0.725cm" svg:x="10.53cm" svg:y="3.755cm">
          <draw:text-box>
            <text:p><text:span text:style-name="T7">z</text:span><text:span text:style-name="T9">mobile</text:span></text:p>
          </draw:text-box>
        </draw:frame>
        <draw:frame draw:style-name="gr3" draw:layer="layout" svg:width="0.997cm" svg:height="0.963cm" svg:x="8.75cm" svg:y="6.398cm">
          <draw:text-box>
            <text:p>Q</text:p>
          </draw:text-box>
        </draw:frame>
        <draw:frame draw:style-name="gr3" draw:text-style-name="P13" draw:layer="layout" svg:width="2.064cm" svg:height="1.013cm" svg:x="5.014cm" svg:y="8.785cm">
          <draw:text-box>
            <text:p><text:span text:style-name="T10">R</text:span><text:span text:style-name="T11">world</text:span></text:p>
          </draw:text-box>
        </draw:frame>
        <draw:frame draw:style-name="gr3" draw:text-style-name="P13" draw:layer="layout" svg:width="2.267cm" svg:height="1.013cm" svg:x="13.695cm" svg:y="5.795cm">
          <draw:text-box>
            <text:p><text:span text:style-name="T10">R</text:span><text:span text:style-name="T11">mobile</text:span></text:p>
          </draw:text-box>
        </draw:frame>
        <draw:path draw:style-name="gr39" draw:text-style-name="P1" draw:layer="layout" svg:width="8.3cm" svg:height="2.817cm" svg:x="5.187cm" svg:y="5.846cm" svg:viewBox="0 0 8301 2818" svg:d="m0 2818c145-180 366-262 571-346 174-71 328-196 519-224 190-28 378-74 571-87 185-12 368-41 553-69 182-28 368-13 553-35 189-22 366-54 554-103 176-46 357-62 536-87 191-26 372-102 553-173 188-74 344-219 536-276 215-63 336-238 554-277 212-37 381-183 588-242 193-55 374-151 553-242 168-85 350-143 519-225 172-84 353-150 536-208 182-58 360-130 536-207l69-17">
          <text:p/>
        </draw:path>
        <draw:circle draw:style-name="gr40" draw:text-style-name="P1" draw:layer="measurelines" svg:width="0.173cm" svg:height="0.173cm" svg:x="9.718cm" svg:y="10.428cm">
          <text:p/>
        </draw:circle>
        <draw:frame draw:style-name="gr3" draw:text-style-name="P14" draw:layer="measurelines" svg:width="1.823cm" svg:height="1.7cm" svg:x="10.53cm" svg:y="9.632cm">
          <draw:text-box>
            <text:p text:style-name="P1"><text:span text:style-name="T12">[x y z]</text:span></text:p>
            <text:p text:style-name="P1"><text:span text:style-name="T12">or</text:span></text:p>
            <text:p text:style-name="P1"><text:span text:style-name="T12">[x' y' z']</text:span></text:p>
          </draw:text-box>
        </draw:frame>
        <draw:frame draw:style-name="gr41" draw:text-style-name="P12" draw:layer="measurelines" svg:width="1.031cm" svg:height="1.309cm" svg:x="9.822cm" svg:y="10.187cm">
          <draw:text-box>
            <text:p><text:span text:style-name="T7">P=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3000 3000" svg:d="m1500 0 1500 2789v211h-114l-1286-2392v2392h-200v-2392l-1286 2392h-114v-211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131 902" svg:d="m564 0-564 902h1131z"/>
    <draw:marker draw:name="Arrowheads_20_6" draw:display-name="Arrowheads 6" svg:viewBox="0 0 1131 1918" svg:d="m737 1131h394l-564-1131-567 1131h398l-398 787h1131z"/>
    <draw:marker draw:name="Arrowheads_20_7" draw:display-name="Arrowheads 7" svg:viewBox="0 0 1122 2243" svg:d="m0 2108v17 17l12 42 30 34 38 21 43 4 29-8 30-21 25-26 13-34 343-1532 339 1520 13 42 29 34 39 21 42 4 42-12 34-30 21-42v-39-12l-4 4-440-1998-9-42-25-39-38-25-43-8-42 8-38 25-26 39-8 42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9T12:56:50.48</meta:creation-date>
    <dc:date>2013-12-01T22:23:12.121000000</dc:date>
    <meta:editing-duration>P4DT17H44M39S</meta:editing-duration>
    <meta:editing-cycles>7</meta:editing-cycles>
    <meta:generator>LibreOffice/4.1.3.2$Windows_x86 LibreOffice_project/70feb7d99726f064edab4605a8ab840c50ec57a</meta:generator>
    <meta:document-statistic meta:object-count="117"/>
  </office:meta>
</office:document-meta>
</file>

<file path=Object 1/content.xml><?xml version="1.0" encoding="utf-8"?>
<math xmlns="http://www.w3.org/1998/Math/MathML">
  <semantics>
    <mrow>
      <msub>
        <mi>x</mi>
        <mrow>
          <mi mathvariant="italic">UTM</mi>
        </mrow>
      </msub>
      <mrow>
        <mo stretchy="false">(</mo>
        <mrow>
          <mi mathvariant="italic">easting</mi>
        </mrow>
        <mo stretchy="false">)</mo>
      </mrow>
    </mrow>
    <annotation encoding="StarMath 5.0">x_{UTM}(easting)</annotation>
  </semantics>
</math>
</file>

<file path=Object 10/content.xml><?xml version="1.0" encoding="utf-8"?>
<math xmlns="http://www.w3.org/1998/Math/MathML">
  <semantics>
    <mrow>
      <msub>
        <mi>x</mi>
        <mrow>
          <mi>m</mi>
        </mrow>
      </msub>
    </mrow>
    <annotation encoding="StarMath 5.0">x_{m}</annotation>
  </semantics>
</math>
</file>

<file path=Object 11/content.xml><?xml version="1.0" encoding="utf-8"?>
<math xmlns="http://www.w3.org/1998/Math/MathML">
  <semantics>
    <mrow>
      <msub>
        <mi>y</mi>
        <mrow>
          <mi>m</mi>
        </mrow>
      </msub>
    </mrow>
    <annotation encoding="StarMath 5.0">y_{m}</annotation>
  </semantics>
</math>
</file>

<file path=Object 12/content.xml><?xml version="1.0" encoding="utf-8"?>
<math xmlns="http://www.w3.org/1998/Math/MathML">
  <semantics>
    <mrow>
      <msub>
        <mi>z</mi>
        <mrow>
          <mi>m</mi>
        </mrow>
      </msub>
    </mrow>
    <annotation encoding="StarMath 5.0">z_{m}</annotation>
  </semantics>
</math>
</file>

<file path=Object 13/content.xml><?xml version="1.0" encoding="utf-8"?>
<math xmlns="http://www.w3.org/1998/Math/MathML">
  <semantics>
    <mrow>
      <msub>
        <mi>R</mi>
        <mrow>
          <mi>x</mi>
        </mrow>
      </msub>
    </mrow>
    <annotation encoding="StarMath 5.0">R_{x}</annotation>
  </semantics>
</math>
</file>

<file path=Object 14/content.xml><?xml version="1.0" encoding="utf-8"?>
<math xmlns="http://www.w3.org/1998/Math/MathML">
  <semantics>
    <mrow>
      <msub>
        <mi>R</mi>
        <mrow>
          <mi>y</mi>
        </mrow>
      </msub>
    </mrow>
    <annotation encoding="StarMath 5.0">R_{y}</annotation>
  </semantics>
</math>
</file>

<file path=Object 15/content.xml><?xml version="1.0" encoding="utf-8"?>
<math xmlns="http://www.w3.org/1998/Math/MathML">
  <semantics>
    <mrow>
      <msub>
        <mi>R</mi>
        <mrow>
          <mi>z</mi>
        </mrow>
      </msub>
    </mrow>
    <annotation encoding="StarMath 5.0">R_{z}</annotation>
  </semantics>
</math>
</file>

<file path=Object 2/content.xml><?xml version="1.0" encoding="utf-8"?>
<math xmlns="http://www.w3.org/1998/Math/MathML">
  <semantics>
    <mrow>
      <msub>
        <mi>y</mi>
        <mrow>
          <mi mathvariant="italic">UTM</mi>
        </mrow>
      </msub>
      <mrow>
        <mo stretchy="false">(</mo>
        <mrow>
          <mi mathvariant="italic">northing</mi>
        </mrow>
        <mo stretchy="false">)</mo>
      </mrow>
    </mrow>
    <annotation encoding="StarMath 5.0">y_{UTM}(northing)</annotation>
  </semantics>
</math>
</file>

<file path=Object 3/content.xml><?xml version="1.0" encoding="utf-8"?>
<math xmlns="http://www.w3.org/1998/Math/MathML">
  <semantics>
    <mrow>
      <msub>
        <mi>z</mi>
        <mrow>
          <mi mathvariant="italic">UTM</mi>
        </mrow>
      </msub>
      <mrow>
        <mo stretchy="false">(</mo>
        <mrow>
          <mi mathvariant="italic">height</mi>
        </mrow>
        <mo stretchy="false">)</mo>
      </mrow>
    </mrow>
    <annotation encoding="StarMath 5.0">z_{UTM}(height)</annotation>
  </semantics>
</math>
</file>

<file path=Object 4/content.xml><?xml version="1.0" encoding="utf-8"?>
<math xmlns="http://www.w3.org/1998/Math/MathML">
  <semantics>
    <mrow>
      <msub>
        <mi>x</mi>
        <mrow>
          <mi>m</mi>
        </mrow>
      </msub>
    </mrow>
    <annotation encoding="StarMath 5.0">x_{m}</annotation>
  </semantics>
</math>
</file>

<file path=Object 5/content.xml><?xml version="1.0" encoding="utf-8"?>
<math xmlns="http://www.w3.org/1998/Math/MathML">
  <semantics>
    <mrow>
      <msub>
        <mi>y</mi>
        <mrow>
          <mi>m</mi>
        </mrow>
      </msub>
    </mrow>
    <annotation encoding="StarMath 5.0">y_{m}</annotation>
  </semantics>
</math>
</file>

<file path=Object 6/content.xml><?xml version="1.0" encoding="utf-8"?>
<math xmlns="http://www.w3.org/1998/Math/MathML">
  <semantics>
    <mrow>
      <msub>
        <mi>z</mi>
        <mrow>
          <mi>m</mi>
        </mrow>
      </msub>
    </mrow>
    <annotation encoding="StarMath 5.0">z_{m}</annotation>
  </semantics>
</math>
</file>

<file path=Object 7/content.xml><?xml version="1.0" encoding="utf-8"?>
<math xmlns="http://www.w3.org/1998/Math/MathML">
  <semantics>
    <mrow>
      <msub>
        <mi>x</mi>
        <mrow>
          <mi>W</mi>
        </mrow>
      </msub>
    </mrow>
    <annotation encoding="StarMath 5.0">x_{W}</annotation>
  </semantics>
</math>
</file>

<file path=Object 8/content.xml><?xml version="1.0" encoding="utf-8"?>
<math xmlns="http://www.w3.org/1998/Math/MathML">
  <semantics>
    <mrow>
      <msub>
        <mi>y</mi>
        <mrow>
          <mi>W</mi>
        </mrow>
      </msub>
    </mrow>
    <annotation encoding="StarMath 5.0">y_{W}</annotation>
  </semantics>
</math>
</file>

<file path=Object 9/content.xml><?xml version="1.0" encoding="utf-8"?>
<math xmlns="http://www.w3.org/1998/Math/MathML">
  <semantics>
    <mrow>
      <msub>
        <mi>z</mi>
        <mrow>
          <mi>W</mi>
        </mrow>
      </msub>
    </mrow>
    <annotation encoding="StarMath 5.0">z_{W}</annotation>
  </semantics>
</math>
</file>